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10C0005F74D0005984523841AFA.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text-properties style:font-name="Times New Roman2"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2"/>
    </style:style>
    <style:style style:name="P9" style:family="paragraph" style:parent-style-name="Preformatted_20_Text">
      <style:paragraph-properties fo:text-align="start" style:justify-single-word="false"/>
      <style:text-properties style:font-name="Times New Roman2"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2"/>
    </style:style>
    <style:style style:name="P13"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4" style:family="paragraph" style:parent-style-name="Text_20_body">
      <style:paragraph-properties fo:margin-top="0in" fo:margin-bottom="0in" fo:text-align="justify" style:justify-single-word="false"/>
      <style:text-properties style:font-name="Times New Roman2"/>
    </style:style>
    <style:style style:name="P15"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16" style:family="paragraph" style:parent-style-name="Text_20_body">
      <style:paragraph-properties fo:margin-top="0in" fo:margin-bottom="0in" fo:text-align="justify" style:justify-single-word="false"/>
    </style:style>
    <style:style style:name="P17" style:family="paragraph" style:parent-style-name="Preformatted_20_Text">
      <style:paragraph-properties fo:margin-top="0in" fo:margin-bottom="0in" fo:text-align="justify" style:justify-single-word="false"/>
      <style:text-properties style:font-name="Times New Roman2" fo:font-size="12pt" style:font-size-asian="12pt" style:font-size-complex="12pt"/>
    </style:style>
    <style:style style:name="P18"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9" style:family="paragraph" style:parent-style-name="Table_20__28_user_29_">
      <style:text-properties style:font-name="Times New Roman2"/>
    </style:style>
    <style:style style:name="P20" style:family="paragraph" style:parent-style-name="Table_20__28_user_29_">
      <style:text-properties style:font-name="Times New Roman1" fo:font-size="11pt" fo:font-style="normal" style:font-size-asian="11pt" style:font-style-asian="normal" style:font-size-complex="11pt" style:font-style-complex="normal"/>
    </style:style>
    <style:style style:name="P21" style:family="paragraph" style:parent-style-name="Table_20__28_user_29_">
      <style:paragraph-properties fo:text-align="justify" style:justify-single-word="false"/>
      <style:text-properties style:font-name="Times New Roman1" fo:font-size="11pt" fo:font-style="normal" style:font-size-asian="11pt" style:font-style-asian="normal" style:font-size-complex="11pt" style:font-style-complex="normal"/>
    </style:style>
    <style:style style:name="P22" style:family="paragraph" style:parent-style-name="Text_20_body">
      <style:paragraph-properties fo:margin-top="0in" fo:margin-bottom="0in"/>
      <style:text-properties style:font-name="Times New Roman2"/>
    </style:style>
    <style:style style:name="P23" style:family="paragraph" style:parent-style-name="Text_20_body">
      <style:paragraph-properties fo:margin-top="0in" fo:margin-bottom="0in" fo:text-align="justify" style:justify-single-word="false"/>
      <style:text-properties style:font-name="Times New Roman2" fo:font-size="12pt" style:font-size-asian="12pt" style:font-size-complex="12pt"/>
    </style:style>
    <style:style style:name="P24" style:family="paragraph" style:parent-style-name="Text_20_body">
      <style:text-properties style:font-name="Times New Roman2" fo:font-size="12pt" style:font-size-asian="12pt" style:font-size-complex="12pt"/>
    </style:style>
    <style:style style:name="P25"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26" style:family="paragraph" style:parent-style-name="Heading_20_3">
      <style:text-properties style:font-name="Times New Roman2"/>
    </style:style>
    <style:style style:name="P27" style:family="paragraph" style:parent-style-name="Heading_20_1">
      <style:text-properties style:font-name="Times New Roman2"/>
    </style:style>
    <style:style style:name="P28" style:family="paragraph" style:parent-style-name="Heading_20_1">
      <style:text-properties style:font-name="Times New Roman2" fo:font-size="12pt" style:font-size-asian="12pt" style:font-size-complex="12pt"/>
    </style:style>
    <style:style style:name="P29" style:family="paragraph" style:parent-style-name="Heading_20_1">
      <style:paragraph-properties fo:break-before="page"/>
    </style:style>
    <style:style style:name="P30" style:family="paragraph" style:parent-style-name="Heading_20_2">
      <style:text-properties style:font-name="Times New Roman2"/>
    </style:style>
    <style:style style:name="P31" style:family="paragraph" style:parent-style-name="Heading_20_2">
      <style:text-properties style:font-name="Times New Roman2"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2"/>
    </style:style>
    <style:style style:name="T4" style:family="text">
      <style:text-properties style:font-name="Times New Roman2"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3">Abstract</text:p>
        <text:p text:style-name="P18">The 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then I will introduce some of the basic ideologies behind the different protocols. Also, I will introduce the specific protocols that I will be comparing, which are the basic directory-based cache-coherence protocol where all requests and responses must pass through the home node, and a different protocol based on the protocol used in the SGI Origin 2000-based systems. I will then go into detail about the specific simulator implementations and different methodologies used to simulate the different protocols. Finally, results based on the simulations are presented.</text:p>
        <text:p text:style-name="P12"/>
        <text:h text:style-name="P27"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text:p>
        <text:p text:style-name="P4"/>
        <text:h text:style-name="P27" text:outline-level="1">Background</text:h>
        <text:p text:style-name="P10"><text:span text:style-name="T4">There are several different types of cache coherence protocols, and each of them provide their own advantages and disadvantages. 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e two basic types of cache-coherence protocols are presented in </text:span><text:span text:style-name="T4"><text:sequence-ref text:reference-format="category-and-value" text:ref-name="refFigure1">Figure 1</text:sequence-ref></text:span><text:span text:style-name="T4">, as well as the SGI Origin-based cache-coherence protocol. The MESI protocol will be introduced, as well, since that is the foundation of the cache portion of the two directory-based cache-coherence protocols in this report.</text:span></text:p>
        <text:p text:style-name="P4"><text:s/></text:p>
        <text:p text:style-name="P22"><draw:frame draw:style-name="fr1" draw:name="Marco1" text:anchor-type="paragraph" svg:width="6.5in" draw:z-index="10"><draw:text-box fo:min-height="6.0953in"><text:p text:style-name="Figure"><draw:frame draw:style-name="fr3" draw:name="gráficos3" text:anchor-type="paragraph" svg:x="0.0016in" svg:y="0.0008in" svg:width="6.5in" style:rel-width="100%" svg:height="6.0953in" style:rel-height="scale" draw:z-index="11"><draw:image xlink:href="Pictures/2000010C0005F74D0005984523841AFA.wmf" xlink:type="simple" xlink:show="embed" xlink:actuate="onLoad"/></draw:frame>Figure <text:sequence text:ref-name="refFigure1" text:name="Figure" text:formula="ooow:Figure+1" style:num-format="1">1</text:sequence> Top: snoopy-based cache-coherence protocol. Middle: regular directory-based cache-coherence protocol. Bottom: SGI Origin-based cache-coherence protocol.</text:p></draw:text-box></draw:frame><text:soft-page-break/></text:p>
        <text:h text:style-name="Heading_20_2" text:outline-level="2"><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text:soft-page-break/>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2" text:outline-level="2">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A snoopy-based protocol has very few problems wit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text:soft-page-break/>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0"><draw:text-box fo:min-height="2.6402in"><text:p text:style-name="Figure"><draw:frame draw:style-name="fr4" draw:name="gráficos4" text:anchor-type="paragraph" svg:x="0.0016in" svg:y="0.0008in" svg:width="3.15in" style:rel-width="100%" svg:height="2.6402in" style:rel-height="scale" draw:z-index="1"><draw:image xlink:href="Pictures/200000E30005F79C00050096FC14EF6A.wmf" xlink:type="simple" xlink:show="embed" xlink:actuate="onLoad"/></draw:frame>Figure <text:sequence text:ref-name="refFigure2" text:name="Figure" text:formula="ooow:Figure+1" style:num-format="1">2</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text:soft-page-break/>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Heading_20_2" text:outline-level="2">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h text:style-name="P31" text:outline-level="2">MESI Cache</text:h>
        <text:p text:style-name="P15">The MESI cache is an improvement upon the MSI cache. In the MESI cache, there is an extra state, the Exclusive state. This state indicates that the cache has exclusive access to the block, but it is not modified. In other words, this is the “Clean Exclusive” state. Compared to only using M to indicate a Modified state, using an extra Exclusive state is advantageous because it prevents the system from unnecessarily sending messages to tell the directory to write to memory when the block is clean.</text:p>
        <text:p text:style-name="P4"/>
        <text:h text:style-name="P29" text:outline-level="1">Protocols</text:h>
        <text:p text:style-name="P4">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in this report, I will be focusing on directory-based cache-coherence protocols.</text:p>
        <text:p text:style-name="P4"/>
        <text:h text:style-name="Heading_20_2" text:outline-level="2">MSI Protocol</text:h>
        <text:p text:style-name="P12"><draw:frame draw:style-name="fr2" draw:name="Marco6" text:anchor-type="paragraph" svg:x="0.0173in" svg:y="0.1354in" svg:width="2.9965in" draw:z-index="2"><draw:text-box fo:min-height="2.7555in"><text:p text:style-name="Figure"><draw:frame draw:style-name="fr5" draw:name="Objeto1" text:anchor-type="paragraph" svg:x="0.0028in" svg:y="0.0016in" svg:width="2.8591in" style:rel-width="100%" svg:height="3.522in" style:rel-height="scale" draw:z-index="3"><draw:object xlink:href="./Object 1" xlink:type="simple" xlink:show="embed" xlink:actuate="onLoad"/><draw:image xlink:href="./ObjectReplacements/Object 1" xlink:type="simple" xlink:show="embed" xlink:actuate="onLoad"/><svg:desc>Objeto OLE</svg:desc></draw:frame>Figure <text:sequence text:ref-name="refFigure3" text:name="Figure" text:formula="ooow:Figure+1" style:num-format="1">3</text:sequence> MSI cache</text:p></draw:text-box></draw:frame></text:p>
        <text:p text:style-name="P4"><text:soft-page-break/>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Heading_20_2" text:outline-level="2">MOESI Protocol</text:h>
        <text:p text:style-name="P4"><draw:frame draw:style-name="fr1" draw:name="Marco3" text:anchor-type="paragraph" svg:width="3.15in" draw:z-index="4"><draw:text-box fo:min-height="2.5354in"><text:p text:style-name="Figure"><draw:frame draw:style-name="fr3" draw:name="gráficos5" text:anchor-type="paragraph" svg:x="0.0016in" svg:y="0.0008in" svg:width="3.15in" style:rel-width="100%" svg:height="2.5354in" style:rel-height="scale" draw:z-index="5"><draw:image xlink:href="Pictures/200000980005F6EE0004CD2EC11A738E.wmf" xlink:type="simple" xlink:show="embed" xlink:actuate="onLoad"/></draw:frame>Figure <text:sequence text:ref-name="refFigure4" text:name="Figure" text:formula="ooow:Figure+1" style:num-format="1">4</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p text:style-name="P4">For this report, both of the directory-based cache-coherence protocols will be using the MESI protocol for its cache portion. Although they will both be using the MESI protocol for their caches, the interactions they have with their directory counterparts is still vastly different, and that is something that we can compare.</text:p>
        <text:p text:style-name="P4"/>
        <text:h text:style-name="P28" text:outline-level="1"><text:soft-page-break/>Methodology and Implementation</text:h>
        <text:p text:style-name="P24">I used the Sesc Simulator to run my simulations. The implementation of the code was done in C++, using the SESC Simulator as an underlying layer. It supports various features of a computer system that allows us to simulate the differences between different directory-based protocols.</text:p>
        <text:p text:style-name="P4"/>
        <text:h text:style-name="P30"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26"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P19">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text:soft-page-break/>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0" text:outline-level="2">Network</text:h>
        <text:p text:style-name="P5"><draw:frame draw:style-name="fr1" draw:name="Marco4" text:anchor-type="paragraph" svg:width="3.15in" draw:z-index="6"><draw:text-box fo:min-height="1.9429in"><text:p text:style-name="Figure"><draw:frame draw:style-name="fr3" draw:name="gráficos2" text:anchor-type="paragraph" svg:x="0.0016in" svg:y="0.0008in" svg:width="3.15in" style:rel-width="100%" svg:height="1.9429in" style:rel-height="scale" draw:z-index="7"><draw:image xlink:href="Pictures/200000360005F7AC0003AEA69E1F5BD8.wmf" xlink:type="simple" xlink:show="embed" xlink:actuate="onLoad"/></draw:frame>Figure <text:sequence text:ref-name="refFigure5" text:name="Figure" text:formula="ooow:Figure+1" style:num-format="1">5</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0"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0"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8"><draw:text-box fo:min-height="3.8661in"><text:p text:style-name="Figure"><draw:frame draw:style-name="fr3" draw:name="gráficos1" text:anchor-type="paragraph" svg:x="0.0016in" svg:y="0.0008in" svg:width="3.15in" style:rel-width="100%" svg:height="3.8661in" style:rel-height="scale" draw:z-index="9"><draw:image xlink:href="Pictures/200000570004DCAC0005F7BB58348AB9.wmf" xlink:type="simple" xlink:show="embed" xlink:actuate="onLoad"/></draw:frame>Figure <text:sequence text:ref-name="refFigure6" text:name="Figure" text:formula="ooow:Figure+1" style:num-format="1">6</text:sequence> Connections in a single node</text:p></draw:text-box></draw:frame></text:p>
        <text:h text:style-name="P27" text:outline-level="1"><text:soft-page-break/>Results</text:h>
        <text:p text:style-name="P16"><text:span text:style-name="T3">In this section, I will discuss the results of running the simulation on the Sesc simulator. The results are shown in Table 2 for the results using the benchmark fft in the SPLASH-2 benchmark 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span><text:span text:style-name="T3">.</text:span></text:p>
        <text:p text:style-name="P4"/>
        <text:h text:style-name="P30"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0" text:outline-level="2">SPLASH2 benchmarks</text:h>
        <text:p text:style-name="P15">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4"/>
        <text:p text:style-name="P17">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P21">MOESI 2</text:p>
              </table:table-cell>
              <table:table-cell table:style-name="Tabla1.B2" office:value-type="float" office:value="1123774">
                <text:p text:style-name="P21">1123774</text:p>
              </table:table-cell>
              <table:table-cell table:style-name="Tabla1.B2" office:value-type="float" office:value="104129">
                <text:p text:style-name="P21">104129</text:p>
              </table:table-cell>
              <table:table-cell table:style-name="Tabla1.B2" office:value-type="float" office:value="6225">
                <text:p text:style-name="P21">6225</text:p>
              </table:table-cell>
              <table:table-cell table:style-name="Tabla1.B2" office:value-type="float" office:value="72332">
                <text:p text:style-name="P21">72332</text:p>
              </table:table-cell>
              <table:table-cell table:style-name="Tabla1.B2" office:value-type="float" office:value="7978">
                <text:p text:style-name="P21">7978</text:p>
              </table:table-cell>
              <table:table-cell table:style-name="Tabla1.B2" office:value-type="float" office:value="14203">
                <text:p text:style-name="P21">14203</text:p>
              </table:table-cell>
              <table:table-cell table:style-name="Tabla1.H2" office:value-type="float" office:value="12478">
                <text:p text:style-name="P21">12478</text:p>
              </table:table-cell>
            </table:table-row>
            <table:table-row>
              <table:table-cell table:style-name="Tabla1.A2" office:value-type="string">
                <text:p text:style-name="P21">MSI 2</text:p>
              </table:table-cell>
              <table:table-cell table:style-name="Tabla1.B2" office:value-type="float" office:value="1125149">
                <text:p text:style-name="P21">1125149</text:p>
              </table:table-cell>
              <table:table-cell table:style-name="Tabla1.B2" office:value-type="float" office:value="104129">
                <text:p text:style-name="P21">104129</text:p>
              </table:table-cell>
              <table:table-cell table:style-name="Tabla1.B2" office:value-type="float" office:value="6221">
                <text:p text:style-name="P21">6221</text:p>
              </table:table-cell>
              <table:table-cell table:style-name="Tabla1.B2" office:value-type="float" office:value="72332">
                <text:p text:style-name="P21">72332</text:p>
              </table:table-cell>
              <table:table-cell table:style-name="Tabla1.B2" office:value-type="float" office:value="7977">
                <text:p text:style-name="P21">7977</text:p>
              </table:table-cell>
              <table:table-cell table:style-name="Tabla1.B2" office:value-type="float" office:value="14198">
                <text:p text:style-name="P21">14198</text:p>
              </table:table-cell>
              <table:table-cell table:style-name="Tabla1.H2" office:value-type="float" office:value="12479">
                <text:p text:style-name="P21">12479</text:p>
              </table:table-cell>
            </table:table-row>
            <table:table-row>
              <table:table-cell table:style-name="Tabla1.A2" office:value-type="string">
                <text:p text:style-name="P20">MOESI 4</text:p>
              </table:table-cell>
              <table:table-cell table:style-name="Tabla1.B2" office:value-type="float" office:value="498957">
                <text:p text:style-name="P20">498957</text:p>
              </table:table-cell>
              <table:table-cell table:style-name="Tabla1.B2" office:value-type="float" office:value="104907">
                <text:p text:style-name="P20">104907</text:p>
              </table:table-cell>
              <table:table-cell table:style-name="Tabla1.B2" office:value-type="float" office:value="6332">
                <text:p text:style-name="P20">6332</text:p>
              </table:table-cell>
              <table:table-cell table:style-name="Tabla1.B2" office:value-type="float" office:value="72760">
                <text:p text:style-name="P20">72760</text:p>
              </table:table-cell>
              <table:table-cell table:style-name="Tabla1.B2" office:value-type="float" office:value="5226">
                <text:p text:style-name="P20">5226</text:p>
              </table:table-cell>
              <table:table-cell table:style-name="Tabla1.B2" office:value-type="float" office:value="11559">
                <text:p text:style-name="P20">11559</text:p>
              </table:table-cell>
              <table:table-cell table:style-name="Tabla1.H2" office:value-type="float" office:value="9742">
                <text:p text:style-name="P20">9742</text:p>
              </table:table-cell>
            </table:table-row>
            <table:table-row>
              <table:table-cell table:style-name="Tabla1.A2" office:value-type="string">
                <text:p text:style-name="P20">MSI 4</text:p>
              </table:table-cell>
              <table:table-cell table:style-name="Tabla1.B2" office:value-type="float" office:value="497389">
                <text:p text:style-name="P20">497389</text:p>
              </table:table-cell>
              <table:table-cell table:style-name="Tabla1.B2" office:value-type="float" office:value="104907">
                <text:p text:style-name="P20">104907</text:p>
              </table:table-cell>
              <table:table-cell table:style-name="Tabla1.B2" office:value-type="float" office:value="6315">
                <text:p text:style-name="P20">6315</text:p>
              </table:table-cell>
              <table:table-cell table:style-name="Tabla1.B2" office:value-type="float" office:value="72763">
                <text:p text:style-name="P20">72763</text:p>
              </table:table-cell>
              <table:table-cell table:style-name="Tabla1.B2" office:value-type="float" office:value="5226">
                <text:p text:style-name="P20">5226</text:p>
              </table:table-cell>
              <table:table-cell table:style-name="Tabla1.B2" office:value-type="float" office:value="11545">
                <text:p text:style-name="P20">11545</text:p>
              </table:table-cell>
              <table:table-cell table:style-name="Tabla1.H2" office:value-type="float" office:value="9732">
                <text:p text:style-name="P20">9732</text:p>
              </table:table-cell>
            </table:table-row>
            <table:table-row>
              <table:table-cell table:style-name="Tabla1.A2" office:value-type="string">
                <text:p text:style-name="P20">MOESI 8</text:p>
              </table:table-cell>
              <table:table-cell table:style-name="Tabla1.B2" office:value-type="float" office:value="286050">
                <text:p text:style-name="P20">286050</text:p>
              </table:table-cell>
              <table:table-cell table:style-name="Tabla1.B2" office:value-type="float" office:value="106467">
                <text:p text:style-name="P20">106467</text:p>
              </table:table-cell>
              <table:table-cell table:style-name="Tabla1.B2" office:value-type="float" office:value="6521">
                <text:p text:style-name="P20">6521</text:p>
              </table:table-cell>
              <table:table-cell table:style-name="Tabla1.B2" office:value-type="float" office:value="73628">
                <text:p text:style-name="P20">73628</text:p>
              </table:table-cell>
              <table:table-cell table:style-name="Tabla1.B2" office:value-type="float" office:value="3852">
                <text:p text:style-name="P20">3852</text:p>
              </table:table-cell>
              <table:table-cell table:style-name="Tabla1.B2" office:value-type="float" office:value="10373">
                <text:p text:style-name="P20">10373</text:p>
              </table:table-cell>
              <table:table-cell table:style-name="Tabla1.H2" office:value-type="float" office:value="8030">
                <text:p text:style-name="P20">8030</text:p>
              </table:table-cell>
            </table:table-row>
            <table:table-row>
              <table:table-cell table:style-name="Tabla1.A2" office:value-type="string">
                <text:p text:style-name="P20">MSI 8</text:p>
              </table:table-cell>
              <table:table-cell table:style-name="Tabla1.B2" office:value-type="float" office:value="288279">
                <text:p text:style-name="P20">288279</text:p>
              </table:table-cell>
              <table:table-cell table:style-name="Tabla1.B2" office:value-type="float" office:value="106467">
                <text:p text:style-name="P20">106467</text:p>
              </table:table-cell>
              <table:table-cell table:style-name="Tabla1.B2" office:value-type="float" office:value="6513">
                <text:p text:style-name="P20">6513</text:p>
              </table:table-cell>
              <table:table-cell table:style-name="Tabla1.B2" office:value-type="float" office:value="73628">
                <text:p text:style-name="P20">73628</text:p>
              </table:table-cell>
              <table:table-cell table:style-name="Tabla1.B2" office:value-type="float" office:value="3871">
                <text:p text:style-name="P20">3871</text:p>
              </table:table-cell>
              <table:table-cell table:style-name="Tabla1.B2" office:value-type="float" office:value="10384">
                <text:p text:style-name="P20">10384</text:p>
              </table:table-cell>
              <table:table-cell table:style-name="Tabla1.H2" office:value-type="float" office:value="8052">
                <text:p text:style-name="P20">8052</text:p>
              </table:table-cell>
            </table:table-row>
            <table:table-row>
              <table:table-cell table:style-name="Tabla1.A2" office:value-type="string">
                <text:p text:style-name="P21">MOESI 16</text:p>
              </table:table-cell>
              <table:table-cell table:style-name="Tabla1.B2" office:value-type="float" office:value="174171">
                <text:p text:style-name="P21">174171</text:p>
              </table:table-cell>
              <table:table-cell table:style-name="Tabla1.B2" office:value-type="float" office:value="109589">
                <text:p text:style-name="P21">109589</text:p>
              </table:table-cell>
              <table:table-cell table:style-name="Tabla1.B2" office:value-type="float" office:value="8079">
                <text:p text:style-name="P21">8079</text:p>
              </table:table-cell>
              <table:table-cell table:style-name="Tabla1.B2" office:value-type="float" office:value="75361">
                <text:p text:style-name="P21">75361</text:p>
              </table:table-cell>
              <table:table-cell table:style-name="Tabla1.B2" office:value-type="float" office:value="3035">
                <text:p text:style-name="P21">3035</text:p>
              </table:table-cell>
              <table:table-cell table:style-name="Tabla1.B2" office:value-type="float" office:value="11128">
                <text:p text:style-name="P21">11128</text:p>
              </table:table-cell>
              <table:table-cell table:style-name="Tabla1.H2" office:value-type="float" office:value="8352">
                <text:p text:style-name="P21">8352</text:p>
              </table:table-cell>
            </table:table-row>
            <table:table-row>
              <table:table-cell table:style-name="Tabla1.A2" office:value-type="string">
                <text:p text:style-name="P21">MSI 16</text:p>
              </table:table-cell>
              <table:table-cell table:style-name="Tabla1.B2" office:value-type="float" office:value="175160">
                <text:p text:style-name="P21">175160</text:p>
              </table:table-cell>
              <table:table-cell table:style-name="Tabla1.B2" office:value-type="float" office:value="109589">
                <text:p text:style-name="P21">109589</text:p>
              </table:table-cell>
              <table:table-cell table:style-name="Tabla1.B2" office:value-type="float" office:value="8094">
                <text:p text:style-name="P21">8094</text:p>
              </table:table-cell>
              <table:table-cell table:style-name="Tabla1.B2" office:value-type="float" office:value="75361">
                <text:p text:style-name="P21">75361</text:p>
              </table:table-cell>
              <table:table-cell table:style-name="Tabla1.B2" office:value-type="float" office:value="3032">
                <text:p text:style-name="P21">3032</text:p>
              </table:table-cell>
              <table:table-cell table:style-name="Tabla1.B2" office:value-type="float" office:value="11142">
                <text:p text:style-name="P21">11142</text:p>
              </table:table-cell>
              <table:table-cell table:style-name="Tabla1.H2" office:value-type="float" office:value="8339">
                <text:p text:style-name="P21">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P19">Table <text:sequence text:ref-name="refTable1" text:name="Table" text:formula="ooow:Table+1" style:num-format="1">2</text:sequence> Results for fft</text:p>
        </text:section>
        <text:h text:style-name="P27"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text:soft-page-break/>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7T20:45:50.65</dc:date>
    <dc:creator>Eric Chang</dc:creator>
    <meta:editing-duration>PT24H51M42S</meta:editing-duration>
    <meta:editing-cycles>200</meta:editing-cycles>
    <meta:document-statistic meta:table-count="2" meta:image-count="5" meta:object-count="1" meta:page-count="12" meta:paragraph-count="200" meta:word-count="4235" meta:character-count="252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line draw:style-name="gr2" draw:text-style-name="P1" draw:layer="layout" svg:x1="1cm" svg:y1="9.89cm" svg:x2="1cm" svg:y2="9.89cm">
          <text:p/>
        </draw: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